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A000005748ABB5868BC97A390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.845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524cm" svg:height="2.845cm" svg:x="0.254cm" svg:y="1.178cm" presentation:class="title" presentation:user-transformed="true">
          <draw:text-box>
            <text:p>Satrlar va sonlarning usullari va xususiyatlari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JavaScript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draw:style-name="gr2" draw:text-style-name="P2" draw:layer="layout" svg:width="27.999cm" svg:height="21cm" svg:x="0.069cm" svg:y="0cm">
          <draw:image xlink:href="Pictures/10000000000009CA000005748ABB5868BC97A3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18:09.628588789</meta:creation-date>
    <meta:editing-duration>PT6M41S</meta:editing-duration>
    <meta:editing-cycles>2</meta:editing-cycles>
    <meta:generator>LibreOffice/6.4.7.2$Linux_X86_64 LibreOffice_project/40$Build-2</meta:generator>
    <dc:title>Inspiration</dc:title>
    <dc:date>2022-05-09T10:05:01.252189992</dc:date>
    <meta:document-statistic meta:object-count="29"/>
  </office:meta>
</office:document-meta>
</file>